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0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Quiz 3 [Total Pts: 10] |664617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anderson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e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b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fl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gun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d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hand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cGraw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dmcg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morga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pe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silver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'03'.A2:'03'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24:56.800296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13:25:08.822596739</dc:date>
    <meta:editing-duration>PT59S</meta:editing-duration>
    <meta:editing-cycles>2</meta:editing-cycles>
    <meta:document-statistic meta:table-count="1" meta:cell-count="40" meta:object-count="0"/>
  </office:meta>
</office:document-meta>
</file>